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2958in" style:rel-column-width="8392*"/>
    </style:style>
    <style:style style:name="TABLA_5f_TRANSFERENCIA.C" style:display-name="TABLA_TRANSFERENCIA.C" style:family="table-column">
      <style:table-column-properties style:column-width="1.3743in" style:rel-column-width="8903*"/>
    </style:style>
    <style:style style:name="TABLA_5f_TRANSFERENCIA.D" style:display-name="TABLA_TRANSFERENCIA.D" style:family="table-column">
      <style:table-column-properties style:column-width="1.3743in" style:rel-column-width="8902*"/>
    </style:style>
    <style:style style:name="TABLA_5f_TRANSFERENCIA.E" style:display-name="TABLA_TRANSFERENCIA.E" style:family="table-column">
      <style:table-column-properties style:column-width="1.5139in" style:rel-column-width="9804*"/>
    </style:style>
    <style:style style:name="TABLA_5f_TRANSFERENCIA.F" style:display-name="TABLA_TRANSFERENCIA.F" style:family="table-column">
      <style:table-column-properties style:column-width="1.5618in" style:rel-column-width="10115*"/>
    </style:style>
    <style:style style:name="TABLA_5f_TRANSFERENCIA.G" style:display-name="TABLA_TRANSFERENCIA.G" style:family="table-column">
      <style:table-column-properties style:column-width="1.7028in" style:rel-column-width="11027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G1" style:display-name="TABLA_TRANSFERENCIA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G2" style:display-name="TABLA_TRANSFERENCIA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rsid="003f5f6d" officeooo:paragraph-rsid="003f629b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40b578" officeooo:paragraph-rsid="0040b578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53db5" officeooo:paragraph-rsid="00453db5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4d0d4" officeooo:paragraph-rsid="0024d0d4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46b4a" officeooo:paragraph-rsid="00446b4a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3a66f" officeooo:paragraph-rsid="0043a66f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0b2b2" officeooo:paragraph-rsid="0030b2b2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3db5" officeooo:paragraph-rsid="00453db5" style:font-name-asian="Arial" style:font-size-asian="8pt" style:font-name-complex="Arial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style:font-name-asian="Arial" style:font-size-asian="8pt" style:font-name-complex="Arial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3504" officeooo:paragraph-rsid="00453504" style:font-name-asian="Arial" style:font-size-asian="8pt" style:font-name-complex="Arial" style:font-size-complex="8pt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3a66f" officeooo:paragraph-rsid="0043a66f" style:font-name-asian="Arial" style:font-size-asian="8pt" style:font-name-complex="Arial" style:font-size-complex="8pt"/>
    </style:style>
    <style:style style:name="P2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30b2b2" officeooo:paragraph-rsid="0030b2b2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70d40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officeooo:rsid="003dba0d"/>
    </style:style>
    <style:style style:name="T5" style:family="text">
      <style:text-properties officeooo:rsid="00414a39"/>
    </style:style>
    <style:style style:name="T6" style:family="text">
      <style:text-properties officeooo:rsid="00446b4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Teatro Nacional Cervantes</text:p>
      <text:p text:style-name="P4">Comprobante de <text:span text:style-name="T4">transferencia</text:span> nro: [NUMERO]</text:p>
      <text:p text:style-name="P1"/>
      <text:p text:style-name="P6"><text:span text:style-name="T1">Fecha </text:span><text:span text:style-name="T2">emisión reporte</text:span><text:span text:style-name="T3">: [FECHA]</text:span></text:p>
      <text:p text:style-name="P7"/>
      <text:p text:style-name="P8"/>
      <table:table table:name="TABLA_TRANSFERENCIA" table:style-name="TABLA_5f_TRANSFERENCIA">
        <table:table-column table:style-name="TABLA_5f_TRANSFERENCIA.A" table:number-columns-repeated="2"/>
        <table:table-column table:style-name="TABLA_5f_TRANSFERENCIA.C"/>
        <table:table-column table:style-name="TABLA_5f_TRANSFERENCIA.D"/>
        <table:table-column table:style-name="TABLA_5f_TRANSFERENCIA.E"/>
        <table:table-column table:style-name="TABLA_5f_TRANSFERENCIA.F"/>
        <table:table-column table:style-name="TABLA_5f_TRANSFERENCIA.G"/>
        <table:table-row table:style-name="TABLA_5f_TRANSFERENCIA.1">
          <table:table-cell table:style-name="TABLA_5f_TRANSFERENCIA.A1" office:value-type="string">
            <text:p text:style-name="P13">Clase</text:p>
          </table:table-cell>
          <table:table-cell table:style-name="TABLA_5f_TRANSFERENCIA.A1" office:value-type="string">
            <text:p text:style-name="P14">Tipo de Bien</text:p>
          </table:table-cell>
          <table:table-cell table:style-name="TABLA_5f_TRANSFERENCIA.A1" office:value-type="string">
            <text:p text:style-name="P14">Detalle</text:p>
          </table:table-cell>
          <table:table-cell table:style-name="TABLA_5f_TRANSFERENCIA.A1" office:value-type="string">
            <text:p text:style-name="P15">Area (origen)</text:p>
          </table:table-cell>
          <table:table-cell table:style-name="TABLA_5f_TRANSFERENCIA.A1" office:value-type="string">
            <text:p text:style-name="P16"><text:span text:style-name="T6">D</text:span>eposito <text:span text:style-name="T6">(origen)</text:span></text:p>
          </table:table-cell>
          <table:table-cell table:style-name="TABLA_5f_TRANSFERENCIA.A1" office:value-type="string">
            <text:p text:style-name="P17">Descripción adicional</text:p>
          </table:table-cell>
          <table:table-cell table:style-name="TABLA_5f_TRANSFERENCIA.G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9">[CLASE]</text:p>
          </table:table-cell>
          <table:table-cell table:style-name="TABLA_5f_TRANSFERENCIA.B2" office:value-type="string">
            <text:p text:style-name="P20">[CODIGO]</text:p>
          </table:table-cell>
          <table:table-cell table:style-name="TABLA_5f_TRANSFERENCIA.C2" office:value-type="string">
            <text:p text:style-name="P20">[NOMBRE]</text:p>
          </table:table-cell>
          <table:table-cell table:style-name="TABLA_5f_TRANSFERENCIA.D2" office:value-type="string">
            <text:p text:style-name="P21">[AREA_ORIGEN]</text:p>
          </table:table-cell>
          <table:table-cell table:style-name="TABLA_5f_TRANSFERENCIA.E2" office:value-type="string">
            <text:p text:style-name="P22">[DEPOSITO_ORIGEN]</text:p>
          </table:table-cell>
          <table:table-cell table:style-name="TABLA_5f_TRANSFERENCIA.F2" office:value-type="string">
            <text:p text:style-name="P23">[DESCRIPCION_ADICIONAL]</text:p>
          </table:table-cell>
          <table:table-cell table:style-name="TABLA_5f_TRANSFERENCIA.G2" office:value-type="string">
            <text:p text:style-name="P20">[CANTIDAD]</text:p>
          </table:table-cell>
        </table:table-row>
      </table:table>
      <text:p text:style-name="P9"/>
      <text:p text:style-name="P10"/>
      <text:p text:style-name="P12">Area <text:span text:style-name="T5">destino</text:span>: [AREA]</text:p>
      <text:p text:style-name="P10"/>
      <text:p text:style-name="P10"><text:span text:style-name="T7">Deposito destino: [DEPOSITO]</text:span><text:tab/><text:tab/><text:tab/><text:tab/><text:tab/><text:tab/><text:span text:style-name="T8">Recibe:</text:span><text:span text:style-name="T9"> <text:s text:c="2"/>_____________________________________</text:span></text:p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5236in" svg:height="0.9807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2:37.963258075</dc:date>
    <meta:generator>LibreOffice/4.4.6.3$Linux_X86_64 LibreOffice_project/40m0$Build-3</meta:generator>
    <meta:editing-duration>PT20H38M12S</meta:editing-duration>
    <meta:editing-cycles>43</meta:editing-cycles>
    <dc:creator>gsantacruz </dc:creator>
    <meta:document-statistic meta:table-count="1" meta:image-count="1" meta:object-count="0" meta:page-count="1" meta:paragraph-count="19" meta:word-count="39" meta:character-count="367" meta:non-whitespace-character-count="340"/>
  </office:meta>
</office:document-meta>
</file>